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dash" draw:stroke-dash="Ultrafine_20_2_20_Dots_20_3_20_Dashes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6" style:family="graphic" style:parent-style-name="standard">
      <style:graphic-properties draw:fill-color="#ccff00" draw:textarea-horizontal-align="justify" draw:textarea-vertical-align="middle" draw:auto-grow-height="false" fo:min-height="0cm" fo:min-width="0cm" draw:shadow="visible"/>
    </style:style>
    <style:style style:name="gr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 draw:shadow="visible"/>
    </style:style>
    <style:style style:name="gr9" style:family="graphic" style:parent-style-name="standard">
      <style:graphic-properties draw:fill-color="#ffcc99" draw:textarea-horizontal-align="justify" draw:textarea-vertical-align="top" draw:auto-grow-height="false" fo:min-height="0cm" fo:min-width="0cm"/>
    </style:style>
    <style:style style:name="gr10" style:family="graphic" style:parent-style-name="standard">
      <style:graphic-properties draw:fill-color="#99ffcc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fill-color="#ffcc00" draw:textarea-vertical-align="top" draw:shadow="visible"/>
    </style:style>
    <style:style style:name="gr13" style:family="graphic" style:parent-style-name="standard">
      <style:graphic-properties draw:fill-color="#ccff0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fill-color="#ffffcc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fill-color="#ffffcc" draw:textarea-vertical-align="top"/>
    </style:style>
    <style:style style:name="gr16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17" style:family="graphic" style:parent-style-name="standard">
      <style:graphic-properties draw:fill-color="#99ffff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fill-color="#eeeeee" draw:textarea-horizontal-align="justify" draw:textarea-vertical-align="top" draw:auto-grow-height="false" fo:min-height="0cm" fo:min-width="0cm" fo:wrap-option="no-wrap"/>
    </style:style>
    <style:style style:name="gr19" style:family="graphic" style:parent-style-name="standard">
      <style:graphic-properties draw:fill-color="#cccc99" draw:textarea-horizontal-align="justify" draw:textarea-vertical-align="middle" draw:auto-grow-height="false" fo:min-height="0cm" fo:min-width="0cm" draw:shadow="visible"/>
    </style:style>
    <style:style style:name="gr20" style:family="graphic" style:parent-style-name="standard">
      <style:graphic-properties draw:fill-color="#ccff99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textarea-vertical-align="to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4pt" style:font-size-asian="14pt" style:font-size-complex="14pt"/>
    </style:style>
    <style:style style:name="P6" style:family="paragraph">
      <style:paragraph-properties fo:margin-top="0.102cm" fo:margin-bottom="0.102cm" fo:text-align="start"/>
      <style:text-properties fo:font-size="14pt" style:font-size-asian="14pt" style:font-size-complex="14pt"/>
    </style:style>
    <style:style style:name="P7" style:family="paragraph">
      <style:paragraph-properties fo:margin-top="0.205cm" fo:margin-bottom="0.205cm" fo:text-align="start"/>
      <style:text-properties fo:font-size="12pt" style:font-size-asian="12pt" style:font-size-complex="12pt"/>
    </style:style>
    <style:style style:name="P8" style:family="paragraph">
      <style:paragraph-properties fo:text-align="start"/>
      <style:text-properties fo:font-size="12pt" style:font-size-asian="12pt" style:font-size-complex="12pt"/>
    </style:style>
    <style:style style:name="P9" style:family="paragraph">
      <style:paragraph-properties fo:text-align="center"/>
      <style:text-properties style:text-line-through-style="solid" fo:font-size="12pt" style:font-size-asian="12pt" style:font-size-complex="12pt"/>
    </style:style>
    <style:style style:name="P10" style:family="paragraph">
      <style:paragraph-properties fo:margin-top="0.102cm" fo:margin-bottom="0.102cm" fo:text-align="start"/>
    </style:style>
    <style:style style:name="P11" style:family="paragraph">
      <style:paragraph-properties fo:margin-top="0.102cm" fo:margin-bottom="0.102cm" fo:text-align="start"/>
      <style:text-properties fo:font-size="12pt" style:font-size-asian="12pt" style:font-size-complex="12pt"/>
    </style:style>
    <style:style style:name="P12" style:family="paragraph">
      <style:paragraph-properties fo:margin-top="0.205cm" fo:margin-bottom="0.205cm" fo:text-align="start"/>
      <style:text-properties fo:font-size="14pt" style:font-size-asian="14pt" style:font-size-complex="14pt"/>
    </style:style>
    <style:style style:name="P13" style:family="paragraph">
      <style:paragraph-properties fo:margin-top="0.307cm" fo:margin-bottom="0.307cm" fo:text-align="start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5" style:family="text">
      <style:text-properties style:text-line-through-style="none" fo:font-size="12pt" style:font-size-asian="12pt" style:font-size-complex="12pt"/>
    </style:style>
    <style:style style:name="T6" style:family="text">
      <style:text-properties style:text-line-through-style="solid" fo:font-size="12pt" style:font-size-asian="12pt" style:font-size-complex="12pt"/>
    </style:style>
    <style:style style:name="T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8" style:family="text">
      <style:text-properties fo:color="#ff3333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2" xml:id="id8" draw:id="id8" draw:layer="layout" svg:width="2cm" svg:height="2cm" svg:x="5.8cm" svg:y="1.9cm">
          <text:p text:style-name="P1"><text:span text:style-name="T1">ite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9" draw:id="id9" draw:layer="layout" svg:width="2cm" svg:height="2cm" svg:x="5.801cm" svg:y="5.6cm">
          <text:p text:style-name="P1"><text:span text:style-name="T1">ite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" draw:id="id1" draw:layer="layout" svg:width="2cm" svg:height="2cm" svg:x="5.801cm" svg:y="9.1cm">
          <text:p text:style-name="P1"><text:span text:style-name="T1">ite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3" draw:id="id3" draw:layer="layout" svg:width="6.9cm" svg:height="1.3cm" svg:x="12.8cm" svg:y="14cm">
          <text:p text:style-name="P1"><text:span text:style-name="T1">htm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6.9cm" svg:height="2.3cm" svg:x="12.8cm" svg:y="16.1cm">
          <text:p text:style-name="P1"><text:span text:style-name="T1">callback(bind, unbind)</text:span></text:p>
          <text:p text:style-name="P1"><text:span text:style-name="T1">當項目插入</text:span><text:span text:style-name="T1">dom</text:span><text:span text:style-name="T1">時要執行的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6.9cm" svg:height="1.3cm" svg:x="12.8cm" svg:y="19.3cm">
          <text:p text:style-name="P1"><text:span text:style-name="T1">scrip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6.9cm" svg:height="1.3cm" svg:x="12.8cm" svg:y="21.5cm">
          <text:p text:style-name="P1"><text:span text:style-name="T1">sty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6cm" svg:height="1.4cm" svg:x="8.9cm" svg:y="11.3cm">
          <text:p text:style-name="P1"><text:span text:style-name="T1">重要屬性供呼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9cm" svg:height="2.3cm" svg:x="12.8cm" svg:y="24.1cm">
          <text:p text:style-name="P1"><text:span text:style-name="T1">Callback:</text:span></text:p>
          <text:p text:style-name="P1"><text:span text:style-name="T1"/></text:p>
          <text:p text:style-name="P1"><text:span text:style-name="T1">Bind, update, unbind????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7.801cm" svg:y1="10.1cm" svg:x2="8.9cm" svg:y2="12cm" draw:start-shape="id1" draw:start-glue-point="7" draw:end-shape="id2" draw:end-glue-point="3" svg:d="M7801 10100h550v1900h549">
          <text:p/>
        </draw:connector>
        <draw:connector draw:style-name="gr3" draw:text-style-name="P1" draw:layer="layout" svg:x1="11.2cm" svg:y1="12.7cm" svg:x2="12.8cm" svg:y2="14.65cm" draw:start-shape="id2" draw:start-glue-point="2" draw:end-shape="id3" draw:end-glue-point="3" svg:d="M11200 12700v1950h1600">
          <text:p/>
        </draw:connector>
        <draw:connector draw:style-name="gr3" draw:text-style-name="P1" draw:layer="layout" svg:x1="11.2cm" svg:y1="12.7cm" svg:x2="12.8cm" svg:y2="17.25cm" draw:start-shape="id2" draw:start-glue-point="2" draw:end-shape="id4" draw:end-glue-point="3" svg:d="M11200 12700v4550h1600">
          <text:p/>
        </draw:connector>
        <draw:connector draw:style-name="gr3" draw:text-style-name="P1" draw:layer="layout" svg:x1="11.2cm" svg:y1="12.7cm" svg:x2="12.8cm" svg:y2="19.95cm" draw:start-shape="id2" draw:start-glue-point="2" draw:end-shape="id5" draw:end-glue-point="3" svg:d="M11200 12700v7250h1600">
          <text:p/>
        </draw:connector>
        <draw:connector draw:style-name="gr3" draw:text-style-name="P1" draw:layer="layout" svg:x1="11.2cm" svg:y1="12.7cm" svg:x2="12.8cm" svg:y2="22.15cm" draw:start-shape="id2" draw:start-glue-point="2" draw:end-shape="id6" draw:end-glue-point="3" svg:d="M11200 12700v9450h1600">
          <text:p/>
        </draw:connector>
        <draw:custom-shape draw:style-name="gr1" draw:text-style-name="P2" xml:id="id7" draw:id="id7" draw:layer="layout" svg:width="3cm" svg:height="0.9cm" svg:x="0.4cm" svg:y="6.4cm">
          <text:p text:style-name="P1"><text:span text:style-name="T1">templateLis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3.4cm" svg:y1="6.85cm" svg:x2="5.8cm" svg:y2="2.9cm" draw:start-shape="id7" draw:start-glue-point="1" draw:end-shape="id8" draw:end-glue-point="5" svg:d="M3400 6850c1800 0 600-3950 2400-3950">
          <text:p/>
        </draw:connector>
        <draw:connector draw:style-name="gr3" draw:text-style-name="P1" draw:layer="layout" draw:type="curve" svg:x1="3.4cm" svg:y1="6.85cm" svg:x2="5.801cm" svg:y2="6.6cm" draw:start-shape="id7" draw:start-glue-point="1" draw:end-shape="id9" draw:end-glue-point="5" svg:d="M3400 6850c1801 0 601-250 2401-250">
          <text:p/>
        </draw:connector>
        <draw:connector draw:style-name="gr3" draw:text-style-name="P1" draw:layer="layout" draw:type="curve" svg:x1="3.4cm" svg:y1="6.85cm" svg:x2="5.801cm" svg:y2="10.1cm" draw:start-shape="id7" draw:start-glue-point="1" draw:end-shape="id1" draw:end-glue-point="5" svg:d="M3400 6850c1801 0 601 3250 2401 3250">
          <text:p/>
        </draw:connector>
      </draw:page>
      <draw:page draw:name="page2" draw:style-name="dp1" draw:master-page-name="預設">
        <draw:custom-shape draw:style-name="gr1" draw:text-style-name="P2" xml:id="id12" draw:id="id12" draw:layer="layout" svg:width="7.4cm" svg:height="1.2cm" svg:x="1.3cm" svg:y="1.4cm">
          <text:p text:style-name="P1"><text:span text:style-name="T1">$(dom).asyncHtml( itemName <text:s/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3cm" svg:height="0.9cm" svg:x="0.4cm" svg:y="6.4cm">
          <text:p text:style-name="P1"><text:span text:style-name="T1">templateLi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2cm" svg:height="2cm" svg:x="7.2cm" svg:y="5.3cm">
          <text:p text:style-name="P1"><text:span text:style-name="T1">ite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s" svg:x1="3.4cm" svg:y1="6.85cm" svg:x2="7.2cm" svg:y2="6.3cm" draw:start-shape="id10" draw:start-glue-point="1" draw:end-shape="id11" svg:d="M3400 6850h501l2798-550h501">
          <text:p/>
        </draw:connector>
        <draw:connector draw:style-name="gr4" draw:text-style-name="P3" draw:layer="layout" draw:type="curve" svg:x1="5cm" svg:y1="2.6cm" svg:x2="8.2cm" svg:y2="5.3cm" draw:start-shape="id12" draw:start-glue-point="2" draw:end-shape="id11" svg:d="M5000 2600c0 2026 3200 677 3200 2700">
          <text:p text:style-name="P1"><text:span text:style-name="T2">根據</text:span><text:span text:style-name="T2">itemName</text:span></text:p>
          <text:p text:style-name="P1"><text:span text:style-name="T2">從</text:span><text:span text:style-name="T2">templateList </text:span><text:span text:style-name="T2">找到</text:span></text:p>
          <text:p text:style-name="P1"><text:span text:style-name="T2">符合的 </text:span><text:span text:style-name="T2">item</text:span></text:p>
        </draw:connector>
        <draw:custom-shape draw:style-name="gr1" draw:text-style-name="P2" xml:id="id24" draw:id="id24" draw:layer="layout" svg:width="6.4cm" svg:height="1.9cm" svg:x="1.4cm" svg:y="15cm">
          <text:p text:style-name="P1"><text:span text:style-name="T1">新</text:span><text:span text:style-name="T1">Item </text:span><text:span text:style-name="T1">是否正在</text:span><text:span text:style-name="T1">loa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6.4cm" svg:height="1.9cm" svg:x="1.4cm" svg:y="12.1cm">
          <text:p text:style-name="P1"><text:span text:style-name="T1">把 新</text:span><text:span text:style-name="T1">item </text:span><text:span text:style-name="T1">記錄在 </text:span><text:span text:style-name="T1">$.data</text:span><text:span text:style-name="T1">裡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3" draw:id="id13" draw:layer="layout" svg:width="6.4cm" svg:height="1.9cm" svg:x="1.4cm" svg:y="9.2cm">
          <text:p text:style-name="P4"><text:span text:style-name="T1">$.data</text:span><text:span text:style-name="T1">裡是否有記錄上個</text:span></text:p>
          <text:p text:style-name="P4"><text:span text:style-name="T1">Item</text:span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6.4cm" svg:height="1.3cm" svg:x="1.4cm" svg:y="17.9cm">
          <text:p text:style-name="P1"><text:span text:style-name="T1">讀取 </text:span><text:span text:style-name="T1">item.style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5.7cm" svg:height="1.1cm" svg:x="11.2cm" svg:y="8.3cm">
          <text:p text:style-name="P1"><text:span text:style-name="T1">呼叫 </text:span><text:span text:style-name="T1">Item.unbind(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5.7cm" svg:height="1.1cm" svg:x="11.2cm" svg:y="10.2cm">
          <text:p text:style-name="P1"><text:span text:style-name="T1">移除掛上的 </text:span><text:span text:style-name="T1">styl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7.8cm" svg:y1="10.15cm" svg:x2="11.2cm" svg:y2="8.85cm" draw:start-shape="id13" draw:start-glue-point="1" draw:end-shape="id14" draw:end-glue-point="3" svg:d="M7800 10150h501l2398-1300h501">
          <text:p/>
        </draw:connector>
        <draw:connector draw:style-name="gr3" draw:text-style-name="P1" draw:layer="layout" draw:type="lines" svg:x1="7.8cm" svg:y1="10.15cm" svg:x2="11.2cm" svg:y2="10.75cm" draw:start-shape="id13" draw:start-glue-point="1" draw:end-shape="id15" svg:d="M7800 10150h501l2398 600h501">
          <text:p/>
        </draw:connector>
        <draw:custom-shape draw:style-name="gr1" draw:text-style-name="P2" xml:id="id17" draw:id="id17" draw:layer="layout" svg:width="5.7cm" svg:height="1.1cm" svg:x="11.2cm" svg:y="17.4cm">
          <text:p text:style-name="P1"><text:span text:style-name="T1">掛上 </text:span><text:span text:style-name="T1">styl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7.8cm" svg:y1="18.55cm" svg:x2="11.2cm" svg:y2="17.95cm" draw:start-shape="id16" draw:start-glue-point="1" draw:end-shape="id17" draw:end-glue-point="3" svg:d="M7800 18550h501l2398-600h501">
          <text:p/>
        </draw:connector>
        <draw:custom-shape draw:style-name="gr1" draw:text-style-name="P2" xml:id="id18" draw:id="id18" draw:layer="layout" svg:width="6.4cm" svg:height="1.3cm" svg:x="1.4cm" svg:y="20.2cm">
          <text:p text:style-name="P1"><text:span text:style-name="T1">讀取 </text:span><text:span text:style-name="T1">item.html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5.7cm" svg:height="1.1cm" svg:x="11.2cm" svg:y="20cm">
          <text:p text:style-name="P1"><text:span text:style-name="T1">修改 </text:span><text:span text:style-name="T1">dom.innerHtm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6.4cm" svg:height="1.3cm" svg:x="1.4cm" svg:y="22.9cm">
          <text:p text:style-name="P1"><text:span text:style-name="T1">讀取 </text:span><text:span text:style-name="T1">item.script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7.8cm" svg:y1="20.85cm" svg:x2="11.2cm" svg:y2="20.55cm" draw:start-shape="id18" draw:start-glue-point="1" draw:end-shape="id19" draw:end-glue-point="3" svg:d="M7800 20850h501l2398-300h501">
          <text:p/>
        </draw:connector>
        <draw:custom-shape draw:style-name="gr1" draw:text-style-name="P2" xml:id="id21" draw:id="id21" draw:layer="layout" svg:width="5.7cm" svg:height="1.1cm" svg:x="11.2cm" svg:y="22.4cm">
          <text:p text:style-name="P1"><text:span text:style-name="T1">用</text:span><text:span text:style-name="T1">Function</text:span><text:span text:style-name="T1">執行 </text:span><text:span text:style-name="T1">scrip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7.8cm" svg:y1="23.55cm" svg:x2="11.2cm" svg:y2="22.95cm" draw:start-shape="id20" draw:start-glue-point="1" draw:end-shape="id21" svg:d="M7800 23550h501l2398-600h501">
          <text:p/>
        </draw:connector>
        <draw:custom-shape draw:style-name="gr1" draw:text-style-name="P2" xml:id="id22" draw:id="id22" draw:layer="layout" svg:width="5.7cm" svg:height="1.1cm" svg:x="11.2cm" svg:y="24.9cm">
          <text:p text:style-name="P1"><text:span text:style-name="T1">執行 </text:span><text:span text:style-name="T1">item.bind(dom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7.8cm" svg:y1="23.55cm" svg:x2="11.2cm" svg:y2="25.45cm" draw:start-shape="id20" draw:start-glue-point="1" draw:end-shape="id22" draw:end-glue-point="3" svg:d="M7800 23550h501l2398 1900h501">
          <text:p/>
        </draw:connector>
        <draw:connector draw:style-name="gr3" draw:text-style-name="P1" draw:layer="layout" draw:type="lines" svg:x1="8.2cm" svg:y1="7.3cm" svg:x2="4.6cm" svg:y2="9.2cm" draw:start-shape="id11" draw:start-glue-point="6" draw:end-shape="id13" draw:end-glue-point="0" svg:d="M8200 7300v502l-3600 897v501">
          <text:p/>
        </draw:connector>
        <draw:connector draw:style-name="gr3" draw:text-style-name="P1" draw:layer="layout" draw:type="lines" svg:x1="4.6cm" svg:y1="11.1cm" svg:x2="4.6cm" svg:y2="12.1cm" draw:start-shape="id13" draw:start-glue-point="2" draw:end-shape="id23" draw:end-glue-point="0" svg:d="M4600 11100v501-2 501">
          <text:p/>
        </draw:connector>
        <draw:connector draw:style-name="gr3" draw:text-style-name="P1" draw:layer="layout" draw:type="lines" svg:x1="4.6cm" svg:y1="14cm" svg:x2="4.6cm" svg:y2="15cm" draw:start-shape="id23" draw:start-glue-point="2" draw:end-shape="id24" draw:end-glue-point="0" svg:d="M4600 14000v501-2 501">
          <text:p/>
        </draw:connector>
        <draw:connector draw:style-name="gr3" draw:text-style-name="P1" draw:layer="layout" draw:type="lines" svg:x1="4.6cm" svg:y1="16.9cm" svg:x2="4.6cm" svg:y2="17.9cm" draw:start-shape="id24" draw:start-glue-point="2" draw:end-shape="id16" draw:end-glue-point="0" svg:d="M4600 16900v501-2 501">
          <text:p/>
        </draw:connector>
        <draw:connector draw:style-name="gr3" draw:text-style-name="P1" draw:layer="layout" draw:type="lines" svg:x1="4.6cm" svg:y1="19.2cm" svg:x2="4.6cm" svg:y2="20.2cm" draw:start-shape="id16" draw:start-glue-point="2" draw:end-shape="id18" draw:end-glue-point="0" svg:d="M4600 19200v501-2 501">
          <text:p/>
        </draw:connector>
        <draw:connector draw:style-name="gr3" draw:text-style-name="P1" draw:layer="layout" draw:type="lines" svg:x1="4.6cm" svg:y1="21.5cm" svg:x2="4.6cm" svg:y2="22.9cm" draw:start-shape="id18" draw:start-glue-point="2" draw:end-shape="id20" draw:end-glue-point="0" svg:d="M4600 21500v501 398 501">
          <text:p/>
        </draw:connector>
      </draw:page>
      <draw:page draw:name="page3" draw:style-name="dp1" draw:master-page-name="預設">
        <draw:custom-shape draw:style-name="gr6" draw:text-style-name="P1" xml:id="id26" draw:id="id26" draw:layer="layout" svg:width="5.5cm" svg:height="1.2cm" svg:x="7cm" svg:y="6.2cm">
          <text:p text:style-name="P1">containerDom</text:p>
          <draw:enhanced-geometry svg:viewBox="0 0 21600 21600" draw:type="rectangle" draw:enhanced-path="M 0 0 L 21600 0 21600 21600 0 21600 0 0 Z N"/>
        </draw:custom-shape>
        <draw:custom-shape draw:style-name="gr1" draw:text-style-name="P1" xml:id="id25" draw:id="id25" draw:layer="layout" svg:width="5.8cm" svg:height="1.6cm" svg:x="1.2cm" svg:y="11.9cm">
          <text:p text:style-name="P1">template_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7" draw:id="id27" draw:layer="layout" svg:width="5.8cm" svg:height="1.6cm" svg:x="7.5cm" svg:y="11.9cm">
          <text:p text:style-name="P1">template_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8" draw:id="id28" draw:layer="layout" svg:width="5.8cm" svg:height="1.6cm" svg:x="14.201cm" svg:y="11.9cm">
          <text:p text:style-name="P1">template_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4.1cm" svg:y1="11.9cm" svg:x2="9.75cm" svg:y2="7.4cm" draw:start-shape="id25" draw:start-glue-point="0" draw:end-shape="id26" draw:end-glue-point="2" svg:d="M4100 11900v-2150h5650v-2350">
          <text:p/>
        </draw:connector>
        <draw:connector draw:style-name="gr7" draw:text-style-name="P1" draw:layer="layout" svg:x1="10.4cm" svg:y1="11.9cm" svg:x2="9.75cm" svg:y2="7.4cm" draw:start-shape="id27" draw:start-glue-point="0" draw:end-shape="id26" draw:end-glue-point="2" svg:d="M10400 11900v-2150h-650v-2350">
          <text:p/>
        </draw:connector>
        <draw:connector draw:style-name="gr7" draw:text-style-name="P1" draw:layer="layout" svg:x1="17.101cm" svg:y1="11.9cm" svg:x2="9.75cm" svg:y2="7.4cm" draw:start-shape="id28" draw:start-glue-point="0" draw:end-shape="id26" draw:end-glue-point="2" svg:d="M17101 11900v-2150h-7351v-2350">
          <text:p/>
        </draw:connector>
        <draw:custom-shape draw:style-name="gr8" draw:text-style-name="P2" draw:layer="layout" svg:width="7.3cm" svg:height="1.4cm" svg:x="0cm" svg:y="0cm">
          <text:p text:style-name="P2"><text:span text:style-name="T1">主要功能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9" draw:text-style-name="P6" draw:layer="layout" svg:width="4.3cm" svg:height="3.6cm" svg:x="1cm" svg:y="2.4cm">
          <text:p text:style-name="P6"><text:span text:style-name="T1">组件</text:span></text:p>
          <text:p text:style-name="P6"><text:span text:style-name="T1">显示次选单</text:span></text:p>
          <text:p text:style-name="P6"><text:span text:style-name="T1">可更换内容</text:span></text:p>
          <draw:enhanced-geometry svg:viewBox="0 0 21600 21600" draw:path-stretchpoint-x="10800" draw:path-stretchpoint-y="10800" draw:text-areas="?f3 ?f4 ?f5 ?f6" draw:type="round-rectangle" draw:modifiers="1494.062436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30" draw:id="id30" draw:layer="layout" svg:width="5.5cm" svg:height="1.2cm" svg:x="7.9cm" svg:y="22.4cm">
          <text:p text:style-name="P1">containerDom</text:p>
          <draw:enhanced-geometry svg:viewBox="0 0 21600 21600" draw:type="rectangle" draw:enhanced-path="M 0 0 L 21600 0 21600 21600 0 21600 0 0 Z N"/>
        </draw:custom-shape>
        <draw:custom-shape draw:style-name="gr10" draw:text-style-name="P1" xml:id="id29" draw:id="id29" draw:layer="layout" svg:width="5.8cm" svg:height="1.6cm" svg:x="7.75cm" svg:y="26.6cm">
          <text:p text:style-name="P1">template_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32" draw:id="id32" draw:layer="layout" svg:width="7.3cm" svg:height="1.4cm" svg:x="0cm" svg:y="16.1cm">
          <text:p text:style-name="P2"><text:span text:style-name="T1">彼此间的通讯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draw:type="curve" svg:x1="13.55cm" svg:y1="27.4cm" svg:x2="13.4cm" svg:y2="23cm" draw:start-shape="id29" draw:start-glue-point="1" draw:end-shape="id30" draw:end-glue-point="1" svg:d="M13550 27400c826 0 901-4400-150-4400">
          <text:p text:style-name="P1">冒泡事件</text:p>
        </draw:connector>
        <draw:rect draw:style-name="gr11" draw:text-style-name="P1" xml:id="id31" draw:id="id31" draw:layer="layout" svg:width="6.7cm" svg:height="1.3cm" svg:x="12.5cm" svg:y="17.7cm">
          <text:p text:style-name="P1">监听事件</text:p>
        </draw:rect>
        <draw:connector draw:style-name="gr3" draw:text-style-name="P1" draw:layer="layout" draw:type="curve" svg:x1="10.65cm" svg:y1="22.4cm" svg:x2="12.5cm" svg:y2="18.35cm" draw:start-shape="id30" draw:start-glue-point="0" draw:end-shape="id31" draw:end-glue-point="3" svg:d="M10650 22400c0-2700 616-4050 1850-4050">
          <text:p/>
        </draw:connector>
        <draw:custom-shape draw:style-name="gr1" draw:text-style-name="P7" xml:id="id33" draw:id="id33" draw:layer="layout" svg:width="5.8cm" svg:height="2.8cm" svg:x="1.3cm" svg:y="18.5cm">
          <text:p text:style-name="P7"><text:span text:style-name="T2">可用表单做组件</text:span></text:p>
          <text:p text:style-name="P7"><text:span text:style-name="T2">把</text:span><text:span text:style-name="T2">data</text:span><text:span text:style-name="T2">改变的资讯外传</text:span></text:p>
          <text:p text:style-name="P7"><text:span text:style-name="T2">然后处理表单提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3.65cm" svg:y1="17.5cm" svg:x2="4.2cm" svg:y2="18.5cm" draw:start-shape="id32" draw:start-glue-point="2" draw:end-shape="id33" draw:end-glue-point="0" svg:d="M3650 17500v600h550v400">
          <text:p/>
        </draw:connector>
        <draw:connector draw:style-name="gr4" draw:text-style-name="P2" draw:layer="layout" draw:type="curve" svg:x1="7.9cm" svg:y1="23cm" svg:x2="7.75cm" svg:y2="27.4cm" draw:start-shape="id30" draw:start-glue-point="3" draw:end-shape="id29" draw:end-glue-point="3" svg:d="M7900 23000c-976 0-901 4400-150 4400">
          <text:p text:style-name="P2"><text:span text:style-name="T1">_.event()</text:span></text:p>
        </draw:connector>
      </draw:page>
      <draw:page draw:name="page4" draw:style-name="dp1" draw:master-page-name="預設">
        <draw:rect draw:style-name="gr12" draw:text-style-name="P8" draw:layer="layout" svg:width="4.9cm" svg:height="8.3cm" svg:x="1.7cm" svg:y="5.1cm">
          <text:p text:style-name="P4"><text:span text:style-name="T3">_.asyncTemplate()</text:span></text:p>
          <text:p text:style-name="P4"><text:span text:style-name="T2">生命周期</text:span></text:p>
        </draw:rect>
        <draw:custom-shape draw:style-name="gr1" draw:text-style-name="P2" draw:layer="layout" svg:width="9.4cm" svg:height="1.4cm" svg:x="0cm" svg:y="0cm">
          <text:p text:style-name="P2"><text:span text:style-name="T1">$(dom).</text:span><text:span text:style-name="T4">asyncHtml</text:span><text:span text:style-name="T1">()</text:span><text:span text:style-name="T1">生命週期</text:span><text:span text:style-name="T1">(</text:span><text:span text:style-name="T1">简述</text:span><text:span text:style-name="T1">)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3" draw:text-style-name="P3" draw:layer="layout" svg:width="4.2cm" svg:height="0.9cm" svg:x="2.1cm" svg:y="3.4cm">
          <text:p text:style-name="P3"><text:span text:style-name="T2">tempa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4.2cm" svg:height="0.9cm" svg:x="11.5cm" svg:y="3.401cm">
          <text:p text:style-name="P3"><text:span text:style-name="T2">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34" draw:id="id34" draw:layer="layout" svg:width="0.902cm" svg:height="0.902cm" svg:x="3.7cm" svg:y="7.098cm">
          <text:p text:style-name="P1"><text:span text:style-name="T2">templateLoa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35" draw:id="id35" draw:layer="layout" svg:width="0.902cm" svg:height="0.902cm" svg:x="3.679cm" svg:y="10.798cm">
          <text:p text:style-name="P3"><text:span text:style-name="T2">templateLoaded(er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36" draw:id="id36" draw:layer="layout" svg:width="0.902cm" svg:height="0.902cm" svg:x="13.49cm" svg:y="7.098cm">
          <text:p text:style-name="P3"><text:span text:style-name="T2">dataLoa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37" draw:id="id37" draw:layer="layout" svg:width="0.902cm" svg:height="0.902cm" svg:x="13.469cm" svg:y="10.798cm">
          <text:p text:style-name="P3"><text:span text:style-name="T2">dataLoaded(er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s" svg:x1="4.151cm" svg:y1="8cm" svg:x2="4.13cm" svg:y2="10.798cm" draw:start-shape="id34" draw:start-glue-point="8" draw:end-shape="id35" draw:end-glue-point="4" svg:d="M4151 8000v501l-21 1796v501">
          <text:p/>
        </draw:connector>
        <draw:connector draw:style-name="gr3" draw:text-style-name="P1" draw:layer="layout" draw:type="lines" svg:x1="13.941cm" svg:y1="8cm" svg:x2="13.92cm" svg:y2="10.798cm" draw:start-shape="id36" draw:start-glue-point="8" draw:end-shape="id37" draw:end-glue-point="4" svg:d="M13941 8000v501l-21 1796v501">
          <text:p/>
        </draw:connector>
        <draw:custom-shape draw:style-name="gr1" draw:text-style-name="P3" xml:id="id44" draw:id="id44" draw:layer="layout" svg:width="0.902cm" svg:height="0.902cm" svg:x="8.499cm" svg:y="13.398cm">
          <text:p text:style-name="P3"><text:span text:style-name="T5">allLoaded</text:span><text:span text:style-name="T2">(er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9" xml:id="id45" draw:id="id45" draw:layer="layout" svg:width="0.902cm" svg:height="0.902cm" svg:x="8.436cm" svg:y="4.798cm">
          <text:p text:style-name="P9"><text:span text:style-name="T6">allLoa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8" draw:id="id38" draw:layer="layout" svg:width="3.3cm" svg:height="1.1cm" svg:x="7.3cm" svg:y="20.9cm">
          <text:p text:style-name="P1"><text:span text:style-name="T1">beforemou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0" draw:id="id40" draw:layer="layout" svg:width="3.3cm" svg:height="1.1cm" svg:x="7.3cm" svg:y="24.2cm">
          <text:p text:style-name="P2"><text:span text:style-name="T1">mounte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2" draw:id="id42" draw:layer="layout" svg:width="3.3cm" svg:height="1.1cm" svg:x="7.3cm" svg:y="27.2cm">
          <text:p text:style-name="P2"><text:span text:style-name="T1">unmounted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xml:id="id39" draw:id="id39" draw:layer="layout" svg:width="6.3cm" svg:height="3.3cm" svg:x="13.7cm" svg:y="19.5cm">
          <text:p text:style-name="P8"><text:span text:style-name="T2">結合數據與模板渲染</text:span></text:p>
          <text:p text:style-name="P8"><text:span text:style-name="T2">html</text:span><text:span text:style-name="T2">內容</text:span></text:p>
          <text:p text:style-name="P8"><text:span text:style-name="T2"/></text:p>
          <text:p text:style-name="P8"><text:span text:style-name="T2">事先修改 </text:span><text:span text:style-name="T2">css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0.6cm" svg:y1="21.45cm" svg:x2="13.7cm" svg:y2="21.15cm" draw:start-shape="id38" draw:start-glue-point="1" draw:end-shape="id39" draw:end-glue-point="3" svg:d="M10600 21450c2325 0 775-300 3100-300">
          <text:p/>
        </draw:connector>
        <draw:custom-shape draw:style-name="gr14" draw:text-style-name="P2" xml:id="id41" draw:id="id41" draw:layer="layout" svg:width="6.3cm" svg:height="1.4cm" svg:x="13.7cm" svg:y="23.8cm">
          <text:p text:style-name="P2"><text:span text:style-name="T1">綁定模板內的事件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0.6cm" svg:y1="24.75cm" svg:x2="13.7cm" svg:y2="24.5cm" draw:start-shape="id40" draw:start-glue-point="1" draw:end-shape="id41" draw:end-glue-point="3" svg:d="M10600 24750c2325 0 775-250 3100-250">
          <text:p/>
        </draw:connector>
        <draw:custom-shape draw:style-name="gr14" draw:text-style-name="P5" xml:id="id43" draw:id="id43" draw:layer="layout" svg:width="6.3cm" svg:height="1.4cm" svg:x="13.701cm" svg:y="27.2cm">
          <text:p text:style-name="P5"><text:span text:style-name="T1">修改 </text:span><text:span text:style-name="T1">c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0.6cm" svg:y1="27.75cm" svg:x2="13.701cm" svg:y2="27.9cm" draw:start-shape="id42" draw:start-glue-point="1" draw:end-shape="id43" draw:end-glue-point="3" svg:d="M10600 27750c2326 0 776 150 3101 150">
          <text:p/>
        </draw:connector>
        <draw:connector draw:style-name="gr3" draw:text-style-name="P1" draw:layer="layout" draw:type="lines" svg:x1="8.95cm" svg:y1="14.3cm" svg:x2="8.95cm" svg:y2="20.9cm" draw:start-shape="id44" draw:start-glue-point="8" draw:end-shape="id38" draw:end-glue-point="0" svg:d="M8950 14300v501 5598 501">
          <text:p/>
        </draw:connector>
        <draw:connector draw:style-name="gr3" draw:text-style-name="P1" draw:layer="layout" draw:type="lines" svg:x1="8.95cm" svg:y1="22cm" svg:x2="8.95cm" svg:y2="24.2cm" draw:start-shape="id38" draw:start-glue-point="2" draw:end-shape="id40" draw:end-glue-point="0" svg:d="M8950 22000v501 1198 501">
          <text:p/>
        </draw:connector>
        <draw:connector draw:style-name="gr3" draw:text-style-name="P1" draw:layer="layout" draw:type="lines" svg:x1="8.95cm" svg:y1="25.3cm" svg:x2="8.95cm" svg:y2="27.2cm" draw:start-shape="id40" draw:start-glue-point="2" draw:end-shape="id42" draw:end-glue-point="0" svg:d="M8950 25300v501 898 501">
          <text:p/>
        </draw:connector>
        <draw:connector draw:style-name="gr3" draw:text-style-name="P1" draw:layer="layout" svg:x1="8.887cm" svg:y1="5.7cm" svg:x2="4.151cm" svg:y2="7.098cm" draw:start-shape="id45" draw:start-glue-point="8" draw:end-shape="id34" draw:end-glue-point="4" svg:d="M8887 5700v699h-4736v699">
          <text:p/>
        </draw:connector>
        <draw:connector draw:style-name="gr3" draw:text-style-name="P1" draw:layer="layout" svg:x1="8.887cm" svg:y1="5.7cm" svg:x2="13.941cm" svg:y2="7.098cm" draw:start-shape="id45" draw:start-glue-point="8" draw:end-shape="id36" draw:end-glue-point="4" svg:d="M8887 5700v699h5054v699">
          <text:p/>
        </draw:connector>
        <draw:connector draw:style-name="gr3" draw:text-style-name="P1" draw:layer="layout" svg:x1="4.13cm" svg:y1="11.7cm" svg:x2="8.95cm" svg:y2="13.398cm" draw:start-shape="id35" draw:start-glue-point="8" draw:end-shape="id44" draw:end-glue-point="4" svg:d="M4130 11700v849h4820v849">
          <text:p/>
        </draw:connector>
        <draw:connector draw:style-name="gr3" draw:text-style-name="P1" draw:layer="layout" svg:x1="13.92cm" svg:y1="11.7cm" svg:x2="8.95cm" svg:y2="13.398cm" draw:start-shape="id37" draw:start-glue-point="8" draw:end-shape="id44" draw:end-glue-point="4" svg:d="M13920 11700v849h-4970v849">
          <text:p/>
        </draw:connector>
        <draw:rect draw:style-name="gr15" draw:text-style-name="P11" xml:id="id46" draw:id="id46" draw:layer="layout" svg:width="7.6cm" svg:height="4cm" svg:x="0.8cm" svg:y="15.8cm">
          <text:p text:style-name="P10"><text:span text:style-name="T2">callback(</text:span><text:span text:style-name="T7">err</text:span><text:span text:style-name="T2">, containerdom, </text:span></text:p>
          <text:p text:style-name="P10"><text:span text:style-name="T2">tempStatus, dataStatus)</text:span></text:p>
          <text:p text:style-name="P10"><text:span text:style-name="T2"/></text:p>
          <text:p text:style-name="P10"><text:span text:style-name="T2">可在</text:span><text:span text:style-name="T2">callback </text:span><text:span text:style-name="T2">中用 </text:span><text:span text:style-name="T2">$.</text:span><text:span text:style-name="T8">getTempalte</text:span><text:span text:style-name="T2">(dom)</text:span></text:p>
          <text:p text:style-name="P10"><text:span text:style-name="T2">取得 </text:span><text:span text:style-name="T2">template </text:span><text:span text:style-name="T2">操作</text:span></text:p>
        </draw:rect>
        <draw:connector draw:style-name="gr16" draw:text-style-name="P1" draw:layer="layout" draw:type="curve" svg:x1="3.811cm" svg:y1="11.568cm" svg:x2="4.6cm" svg:y2="15.8cm" draw:start-shape="id35" draw:start-glue-point="7" draw:end-shape="id46" draw:end-glue-point="0" svg:d="M3811 11568c0 3273 789 1157 789 4232">
          <text:p/>
        </draw:connector>
        <draw:connector draw:style-name="gr16" draw:text-style-name="P1" draw:layer="layout" draw:type="curve" svg:x1="8.499cm" svg:y1="13.849cm" svg:x2="4.6cm" svg:y2="15.8cm" draw:start-shape="id44" draw:start-glue-point="6" draw:end-shape="id46" svg:d="M8499 13849c-2600 0-3899 650-3899 1951">
          <text:p/>
        </draw:connector>
        <draw:rect draw:style-name="gr15" draw:text-style-name="P4" xml:id="id47" draw:id="id47" draw:layer="layout" svg:width="8.7cm" svg:height="3.6cm" svg:x="11.7cm" svg:y="13.8cm">
          <text:p text:style-name="P10"><text:span text:style-name="T2">callback(containerdom, </text:span></text:p>
          <text:p text:style-name="P10"><text:span text:style-name="T2">tempStatus, dataStatus)</text:span></text:p>
        </draw:rect>
        <draw:connector draw:style-name="gr16" draw:text-style-name="P1" draw:layer="layout" draw:type="curve" svg:x1="14.392cm" svg:y1="7.549cm" svg:x2="16.05cm" svg:y2="13.8cm" draw:start-shape="id36" draw:start-glue-point="10" draw:end-shape="id47" svg:d="M14392 7549c1106 0 1658 2083 1658 6251">
          <text:p/>
        </draw:connector>
        <draw:connector draw:style-name="gr16" draw:text-style-name="P1" draw:layer="layout" draw:type="curve" svg:x1="4.602cm" svg:y1="7.549cm" svg:x2="16.05cm" svg:y2="13.8cm" draw:start-shape="id34" draw:start-glue-point="10" draw:end-shape="id47" draw:end-glue-point="0" svg:d="M4602 7549c7632 0 11448 2083 11448 6251">
          <text:p/>
        </draw:connector>
        <draw:connector draw:style-name="gr16" draw:text-style-name="P1" draw:layer="layout" draw:type="curve" svg:x1="9.338cm" svg:y1="5.249cm" svg:x2="16.05cm" svg:y2="13.8cm" draw:start-shape="id45" draw:start-glue-point="10" draw:end-shape="id47" draw:end-glue-point="0" svg:d="M9338 5249c4475 0 6712 2850 6712 8551">
          <text:p/>
        </draw:connector>
        <draw:connector draw:style-name="gr16" draw:text-style-name="P1" draw:layer="layout" draw:type="curve" svg:x1="13.469cm" svg:y1="11.249cm" svg:x2="4.6cm" svg:y2="15.8cm" draw:start-shape="id37" draw:start-glue-point="6" draw:end-shape="id46" draw:end-glue-point="0" svg:d="M13469 11249c-5913 0-8869 1517-8869 4551">
          <text:p/>
        </draw:connector>
      </draw:page>
      <draw:page draw:name="page5" draw:style-name="dp1" draw:master-page-name="預設">
        <draw:custom-shape draw:style-name="gr8" draw:text-style-name="P2" draw:layer="layout" svg:width="8.5cm" svg:height="1.4cm" svg:x="0.001cm" svg:y="0cm">
          <text:p text:style-name="P2"><text:span text:style-name="T1">$(dom).</text:span><text:span text:style-name="T4">asyncHtml</text:span><text:span text:style-name="T1">() API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4" xml:id="id56" draw:id="id56" draw:layer="layout" svg:width="15.8cm" svg:height="1.4cm" svg:x="1.6cm" svg:y="2.6cm">
          <text:p text:style-name="P5"><text:span text:style-name="T1">$(dom).asyncHtml(</text:span><text:span text:style-name="T1">模版名称</text:span><text:span text:style-name="T1">, data, setting)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49" draw:id="id49" draw:layer="layout" svg:width="14.5cm" svg:height="1.209cm" svg:x="5.5cm" svg:y="13.217cm">
          <text:p text:style-name="P4"><text:span text:style-name="T2">Callback-&gt;dataLoading</text:span>: </text:p>
          <draw:enhanced-geometry svg:viewBox="0 0 21600 21600" draw:type="rectangle" draw:enhanced-path="M 0 0 L 21600 0 21600 21600 0 21600 0 0 Z N"/>
        </draw:custom-shape>
        <draw:custom-shape draw:style-name="gr14" draw:text-style-name="P4" xml:id="id50" draw:id="id50" draw:layer="layout" svg:width="14.5cm" svg:height="1.209cm" svg:x="5.5cm" svg:y="15.393cm">
          <text:p text:style-name="P4"><text:span text:style-name="T2">Callback-&gt;dataLoaded</text:span>: </text:p>
          <draw:enhanced-geometry svg:viewBox="0 0 21600 21600" draw:type="rectangle" draw:enhanced-path="M 0 0 L 21600 0 21600 21600 0 21600 0 0 Z N"/>
        </draw:custom-shape>
        <draw:custom-shape draw:style-name="gr1" draw:text-style-name="P4" xml:id="id51" draw:id="id51" draw:layer="layout" svg:width="14.5cm" svg:height="1.209cm" svg:x="5.5cm" svg:y="17.69cm">
          <text:p text:style-name="P4"><text:span text:style-name="T2">Callback-&gt;templateLoading</text:span>: <text:span text:style-name="T2">只会执行一次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52" draw:id="id52" draw:layer="layout" svg:width="14.5cm" svg:height="1.209cm" svg:x="5.5cm" svg:y="19.69cm">
          <text:p text:style-name="P4"><text:span text:style-name="T2">Callback-&gt;templateLoaded</text:span>: <text:span text:style-name="T2">只会执行一次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xml:id="id53" draw:id="id53" draw:layer="layout" svg:width="14.5cm" svg:height="1.209cm" svg:x="5.5cm" svg:y="21.69cm">
          <text:p text:style-name="P4"><text:span text:style-name="T2">Callback-&gt;</text:span><text:span text:style-name="T1">beforemount</text:span>: </text:p>
          <draw:enhanced-geometry svg:viewBox="0 0 21600 21600" draw:type="rectangle" draw:enhanced-path="M 0 0 L 21600 0 21600 21600 0 21600 0 0 Z N"/>
        </draw:custom-shape>
        <draw:custom-shape draw:style-name="gr17" draw:text-style-name="P4" xml:id="id54" draw:id="id54" draw:layer="layout" svg:width="14.5cm" svg:height="1.209cm" svg:x="5.5cm" svg:y="23.79cm">
          <text:p text:style-name="P4"><text:span text:style-name="T2">Callback-&gt;</text:span><text:span text:style-name="T1">mounted</text:span>: </text:p>
          <draw:enhanced-geometry svg:viewBox="0 0 21600 21600" draw:type="rectangle" draw:enhanced-path="M 0 0 L 21600 0 21600 21600 0 21600 0 0 Z N"/>
        </draw:custom-shape>
        <draw:custom-shape draw:style-name="gr17" draw:text-style-name="P4" xml:id="id55" draw:id="id55" draw:layer="layout" svg:width="14.5cm" svg:height="1.209cm" svg:x="5.5cm" svg:y="25.79cm">
          <text:p text:style-name="P4"><text:span text:style-name="T2">Callback-&gt;</text:span><text:span text:style-name="T1">unmounted</text:span>: </text:p>
          <draw:enhanced-geometry svg:viewBox="0 0 21600 21600" draw:type="rectangle" draw:enhanced-path="M 0 0 L 21600 0 21600 21600 0 21600 0 0 Z N"/>
        </draw:custom-shape>
        <draw:custom-shape draw:style-name="gr1" draw:text-style-name="P2" xml:id="id48" draw:id="id48" draw:layer="layout" svg:width="3.3cm" svg:height="1.1cm" svg:x="2.3cm" svg:y="10.4cm">
          <text:p text:style-name="P2"><text:span text:style-name="T1">setting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95cm" svg:y1="11.5cm" svg:x2="5.5cm" svg:y2="13.821cm" draw:start-shape="id48" draw:start-glue-point="2" draw:end-shape="id49" draw:end-glue-point="3" svg:d="M3950 11500v2321h1550">
          <text:p/>
        </draw:connector>
        <draw:connector draw:style-name="gr3" draw:text-style-name="P1" draw:layer="layout" svg:x1="3.95cm" svg:y1="11.5cm" svg:x2="5.5cm" svg:y2="15.997cm" draw:start-shape="id48" draw:start-glue-point="2" draw:end-shape="id50" draw:end-glue-point="3" svg:d="M3950 11500v4497h1550">
          <text:p/>
        </draw:connector>
        <draw:connector draw:style-name="gr3" draw:text-style-name="P1" draw:layer="layout" svg:x1="3.95cm" svg:y1="11.5cm" svg:x2="5.5cm" svg:y2="18.294cm" draw:start-shape="id48" draw:start-glue-point="2" draw:end-shape="id51" draw:end-glue-point="3" svg:d="M3950 11500v6794h1550">
          <text:p/>
        </draw:connector>
        <draw:connector draw:style-name="gr3" draw:text-style-name="P1" draw:layer="layout" svg:x1="3.95cm" svg:y1="11.5cm" svg:x2="5.5cm" svg:y2="20.294cm" draw:start-shape="id48" draw:start-glue-point="2" draw:end-shape="id52" draw:end-glue-point="3" svg:d="M3950 11500v8794h1550">
          <text:p/>
        </draw:connector>
        <draw:connector draw:style-name="gr3" draw:text-style-name="P1" draw:layer="layout" svg:x1="3.95cm" svg:y1="11.5cm" svg:x2="5.5cm" svg:y2="22.294cm" draw:start-shape="id48" draw:start-glue-point="2" draw:end-shape="id53" draw:end-glue-point="3" svg:d="M3950 11500v10794h1550">
          <text:p/>
        </draw:connector>
        <draw:connector draw:style-name="gr3" draw:text-style-name="P1" draw:layer="layout" svg:x1="3.95cm" svg:y1="11.5cm" svg:x2="5.5cm" svg:y2="24.394cm" draw:start-shape="id48" draw:start-glue-point="2" draw:end-shape="id54" draw:end-glue-point="3" svg:d="M3950 11500v12894h1550">
          <text:p/>
        </draw:connector>
        <draw:connector draw:style-name="gr3" draw:text-style-name="P1" draw:layer="layout" svg:x1="3.95cm" svg:y1="11.5cm" svg:x2="5.5cm" svg:y2="26.394cm" draw:start-shape="id48" draw:start-glue-point="2" draw:end-shape="id55" draw:end-glue-point="3" svg:d="M3950 11500v14894h1550">
          <text:p/>
        </draw:connector>
        <draw:custom-shape draw:style-name="gr1" draw:text-style-name="P2" xml:id="id57" draw:id="id57" draw:layer="layout" svg:width="10.9cm" svg:height="1.1cm" svg:x="2.6cm" svg:y="6.1cm">
          <text:p text:style-name="P5"><text:span text:style-name="T1">Data:</text:span><text:span text:style-name="T1">要渲染的资料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.6cm" svg:y1="3.3cm" svg:x2="2.6cm" svg:y2="6.65cm" draw:start-shape="id56" draw:start-glue-point="3" draw:end-shape="id57" draw:end-glue-point="3" svg:d="M1600 3300h-501v3350h1501">
          <text:p/>
        </draw:connector>
        <draw:connector draw:style-name="gr3" draw:text-style-name="P1" draw:layer="layout" svg:x1="1.6cm" svg:y1="3.3cm" svg:x2="2.3cm" svg:y2="10.95cm" draw:start-shape="id56" draw:start-glue-point="3" draw:end-shape="id48" svg:d="M1600 3300h-501v7650h1201">
          <text:p/>
        </draw:connector>
        <draw:custom-shape draw:style-name="gr18" draw:text-style-name="P4" draw:layer="layout" svg:width="7.9cm" svg:height="2.5cm" svg:x="7cm" svg:y="8.5cm">
          <text:p text:style-name="P4">主要在处理模版以外</text:p>
          <text:p text:style-name="P4">主页面的变动</text:p>
          <draw:enhanced-geometry svg:viewBox="0 0 21600 21600" draw:text-areas="800 800 20800 20800" draw:type="round-rectangular-callout" draw:modifiers="-3936.71687128212 23292.76289484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6" draw:style-name="dp1" draw:master-page-name="預設">
        <draw:custom-shape draw:style-name="gr8" draw:text-style-name="P2" draw:layer="layout" svg:width="8.5cm" svg:height="1.4cm" svg:x="0.002cm" svg:y="0cm">
          <text:p text:style-name="P2"><text:span text:style-name="T1">$(dom).asyncHtml() API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2" draw:layer="layout" svg:width="15.8cm" svg:height="2.8cm" svg:x="1.6cm" svg:y="2.6cm">
          <text:p text:style-name="P12"><text:span text:style-name="T1">$(dom).asyncHtml().</text:span><text:span text:style-name="T4">unmout</text:span><text:span text:style-name="T1">(str)</text:span></text:p>
          <text:p text:style-name="P12"><text:span text:style-name="T1">清空内容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draw:layer="layout" svg:width="15.8cm" svg:height="2.8cm" svg:x="1.6cm" svg:y="9.5cm">
          <text:p text:style-name="P12"><text:span text:style-name="T1">$(dom).asyncHtml().</text:span><text:span text:style-name="T4">setData</text:span><text:span text:style-name="T1">(data)</text:span></text:p>
          <text:p text:style-name="P12"><text:span text:style-name="T1">更新资料，并渲染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預設">
        <draw:custom-shape draw:style-name="gr8" draw:text-style-name="P2" draw:layer="layout" svg:width="8.5cm" svg:height="1.4cm" svg:x="0cm" svg:y="0cm">
          <text:p text:style-name="P2"><text:span text:style-name="T1">_.asyncTemplate() API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9" draw:text-style-name="P5" xml:id="id58" draw:id="id58" draw:layer="layout" svg:width="8.8cm" svg:height="1.5cm" svg:x="0.8cm" svg:y="2.3cm">
          <text:p text:style-name="P5"><text:span text:style-name="T1">_.</text:span><text:span text:style-name="T4">asyncTemplate</text:span><text:span text:style-name="T1">(</text:span><text:span text:style-name="T1">模版名称</text:span><text:span text:style-name="T1">, setting) 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9" draw:id="id59" draw:layer="layout" svg:width="3cm" svg:height="1.1cm" svg:x="1.6cm" svg:y="5.5cm">
          <text:p text:style-name="P1"><text:span text:style-name="T1">set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9.6cm" svg:y1="3.05cm" svg:x2="3.1cm" svg:y2="5.5cm" draw:start-shape="id58" draw:start-glue-point="1" draw:end-shape="id59" draw:end-glue-point="0" svg:d="M9600 3050h701v1700h-7201v750">
          <text:p/>
        </draw:connector>
        <draw:custom-shape draw:style-name="gr1" draw:text-style-name="P4" xml:id="id60" draw:id="id60" draw:layer="layout" svg:width="14.5cm" svg:height="1cm" svg:x="5.5cm" svg:y="7cm">
          <text:p text:style-name="P4">GetData: <text:span text:style-name="T2">取得资料的方法</text:span><text:span text:style-name="T2">(</text:span><text:span text:style-name="T2">返回</text:span><text:span text:style-name="T2">promise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1cm" svg:y1="6.6cm" svg:x2="5.5cm" svg:y2="7.5cm" draw:start-shape="id59" draw:start-glue-point="2" draw:end-shape="id60" draw:end-glue-point="3" svg:d="M3100 6600v900h2400">
          <text:p/>
        </draw:connector>
        <draw:custom-shape draw:style-name="gr20" draw:text-style-name="P4" xml:id="id61" draw:id="id61" draw:layer="layout" svg:width="14.5cm" svg:height="2.409cm" svg:x="5.5cm" svg:y="9.5cm">
          <text:p text:style-name="P4"><text:span text:style-name="T1">TemplateString</text:span>: <text:span text:style-name="T1">使用 </text:span><text:span text:style-name="T1">es6 </text:span><text:span text:style-name="T1">预设方式</text:span><text:span text:style-name="T1">(</text:span><text:span text:style-name="T1">预设</text:span><text:span text:style-name="T1">true)</text:span></text:p>
          <text:p text:style-name="P4"><text:span text:style-name="T1">若设定 </text:span><text:span text:style-name="T1">false =&gt; </text:span><text:span text:style-name="T1">使用渲染引擎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1cm" svg:y1="6.6cm" svg:x2="5.5cm" svg:y2="10.704cm" draw:start-shape="id59" draw:start-glue-point="2" draw:end-shape="id61" draw:end-glue-point="3" svg:d="M3100 6600v4104h2400">
          <text:p/>
        </draw:connector>
        <draw:custom-shape draw:style-name="gr19" draw:text-style-name="P5" xml:id="id62" draw:id="id62" draw:layer="layout" svg:width="8.8cm" svg:height="1.5cm" svg:x="0.8cm" svg:y="13.8cm">
          <text:p text:style-name="P5"><text:span text:style-name="T1">_.</text:span><text:span text:style-name="T4">asyncTemplate</text:span><text:span text:style-name="T1">(</text:span><text:span text:style-name="T1">模版名称</text:span><text:span text:style-name="T1">, setting) 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xml:id="id63" draw:id="id63" draw:layer="layout" svg:width="16.1cm" svg:height="3.1cm" svg:x="2.1cm" svg:y="16.9cm">
          <text:p text:style-name="P12"><text:span text:style-name="T1">返回</text:span><text:span text:style-name="T1">template</text:span></text:p>
          <text:p text:style-name="P12"><text:span text:style-name="T1">用 </text:span><text:span text:style-name="T1">template.then(callback, callback) </text:span><text:span text:style-name="T1">去接</text:span></text:p>
          <text:p text:style-name="P12"><text:span text:style-name="T1">返回 模版函式，执行环境是 </text:span><text:span text:style-name="T1">template</text:span></text:p>
          <text:p text:style-name="P5"><text:span text:style-name="T1"/></text:p>
          <text:p text:style-name="P5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0cm -0.299cm" svg:x1="5.2cm" svg:y1="15.3cm" svg:x2="2.1cm" svg:y2="18.45cm" draw:start-shape="id62" draw:start-glue-point="2" draw:end-shape="id63" draw:end-glue-point="3" svg:d="M5200 15300v900h-3900v2250h800">
          <text:p/>
        </draw:connector>
      </draw:page>
      <draw:page draw:name="page8" draw:style-name="dp1" draw:master-page-name="預設">
        <draw:custom-shape draw:style-name="gr8" draw:text-style-name="P2" draw:layer="layout" svg:width="8.5cm" svg:height="1.4cm" svg:x="0.001cm" svg:y="0cm">
          <text:p text:style-name="P2"><text:span text:style-name="T1">_.asyncTemplate() API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9" draw:text-style-name="P13" xml:id="id64" draw:id="id64" draw:layer="layout" svg:width="10.1cm" svg:height="2.8cm" svg:x="0.9cm" svg:y="2.6cm">
          <text:p text:style-name="P13"><text:span text:style-name="T1">_.</text:span><text:span text:style-name="T4">asyncTemplate</text:span><text:span text:style-name="T1">(null) </text:span><text:span text:style-name="T1">将返回一个全域设定</text:span></text:p>
          <text:p text:style-name="P13"><text:span text:style-name="T1">templateGloabalSetting</text:span></text:p>
          <text:p text:style-name="P13"><text:span text:style-name="T1">_.</text:span><text:span text:style-name="T4">asyncTemplate</text:span><text:span text:style-name="T1">(null).</text:span><text:span text:style-name="T4">setRender</text:span><text:span text:style-name="T1">(callback) </text:span></text:p>
          <draw:enhanced-geometry svg:viewBox="0 0 21600 21600" draw:type="rectangle" draw:enhanced-path="M 0 0 L 21600 0 21600 21600 0 21600 0 0 Z N"/>
        </draw:custom-shape>
        <draw:rect draw:style-name="gr21" draw:text-style-name="P5" xml:id="id65" draw:id="id65" draw:layer="layout" svg:width="10.6cm" svg:height="3.3cm" svg:x="2.9cm" svg:y="8.2cm">
          <text:p text:style-name="P5"/>
          <text:p text:style-name="P5">若要用其他的渲染引擎</text:p>
          <text:p text:style-name="P5"/>
          <text:p text:style-name="P5">返回一个 function(str, data)的著色命令</text:p>
        </draw:rect>
        <draw:connector draw:style-name="gr3" draw:text-style-name="P1" draw:layer="layout" draw:line-skew="0cm -0.799cm" svg:x1="5.95cm" svg:y1="5.4cm" svg:x2="2.9cm" svg:y2="9.85cm" draw:start-shape="id64" draw:start-glue-point="2" draw:end-shape="id65" draw:end-glue-point="3" svg:d="M5950 5400v1500h-4350v2950h1300">
          <text:p/>
        </draw:connector>
      </draw:page>
      <draw:page draw:name="page9" draw:style-name="dp1" draw:master-page-name="預設">
        <draw:custom-shape draw:style-name="gr8" draw:text-style-name="P2" draw:layer="layout" svg:width="8.5cm" svg:height="1.4cm" svg:x="0.002cm" svg:y="0cm">
          <text:p text:style-name="P2"><text:span text:style-name="T1">模版格式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11" draw:text-style-name="P2" draw:layer="layout" svg:width="3.1cm" svg:height="1.2cm" svg:x="1cm" svg:y="2.4cm">
          <text:p text:style-name="P1"><text:span text:style-name="T1">模版格式</text:span></text:p>
        </draw:rect>
        <draw:custom-shape draw:style-name="gr1" draw:text-style-name="P4" draw:layer="layout" svg:width="10.6cm" svg:height="1.2cm" svg:x="4.1cm" svg:y="4.1cm">
          <text:p text:style-name="P4">Style c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0.6cm" svg:height="1.2cm" svg:x="4.101cm" svg:y="5.801cm">
          <text:p text:style-name="P4">ht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66" draw:id="id66" draw:layer="layout" svg:width="10.6cm" svg:height="1.2cm" svg:x="4.102cm" svg:y="7.6cm">
          <text:p text:style-name="P4">javascrip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67" draw:id="id67" draw:layer="layout" svg:width="4.4cm" svg:height="1.1cm" svg:x="0.9cm" svg:y="10.4cm">
          <text:p text:style-name="P2"><text:span text:style-name="T1">templateOption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9.402cm" svg:y1="8.8cm" svg:x2="3.1cm" svg:y2="10.4cm" draw:start-shape="id66" draw:start-glue-point="2" draw:end-shape="id67" draw:end-glue-point="0" svg:d="M9402 8800v801h-6302v799">
          <text:p/>
        </draw:connector>
        <draw:custom-shape draw:style-name="gr14" draw:text-style-name="P4" xml:id="id69" draw:id="id69" draw:layer="layout" svg:width="14.5cm" svg:height="1.209cm" svg:x="4.5cm" svg:y="14.318cm">
          <text:p text:style-name="P4"><text:span text:style-name="T2">Callback-&gt;dataLoading</text:span>: </text:p>
          <draw:enhanced-geometry svg:viewBox="0 0 21600 21600" draw:type="rectangle" draw:enhanced-path="M 0 0 L 21600 0 21600 21600 0 21600 0 0 Z N"/>
        </draw:custom-shape>
        <draw:custom-shape draw:style-name="gr14" draw:text-style-name="P4" xml:id="id70" draw:id="id70" draw:layer="layout" svg:width="14.5cm" svg:height="1.209cm" svg:x="4.5cm" svg:y="16.494cm">
          <text:p text:style-name="P4"><text:span text:style-name="T2">Callback-&gt;dataLoaded</text:span>: </text:p>
          <draw:enhanced-geometry svg:viewBox="0 0 21600 21600" draw:type="rectangle" draw:enhanced-path="M 0 0 L 21600 0 21600 21600 0 21600 0 0 Z N"/>
        </draw:custom-shape>
        <draw:custom-shape draw:style-name="gr1" draw:text-style-name="P4" xml:id="id71" draw:id="id71" draw:layer="layout" svg:width="14.5cm" svg:height="1.209cm" svg:x="4.5cm" svg:y="18.791cm">
          <text:p text:style-name="P4"><text:span text:style-name="T2">Callback-&gt;templateLoading</text:span>: <text:span text:style-name="T2">只会执行一次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72" draw:id="id72" draw:layer="layout" svg:width="14.5cm" svg:height="1.209cm" svg:x="4.5cm" svg:y="20.791cm">
          <text:p text:style-name="P4"><text:span text:style-name="T2">Callback-&gt;templateLoaded</text:span>: <text:span text:style-name="T2">只会执行一次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xml:id="id73" draw:id="id73" draw:layer="layout" svg:width="14.5cm" svg:height="1.209cm" svg:x="4.5cm" svg:y="22.791cm">
          <text:p text:style-name="P4"><text:span text:style-name="T2">Callback-&gt;</text:span><text:span text:style-name="T1">beforemount</text:span>: </text:p>
          <draw:enhanced-geometry svg:viewBox="0 0 21600 21600" draw:type="rectangle" draw:enhanced-path="M 0 0 L 21600 0 21600 21600 0 21600 0 0 Z N"/>
        </draw:custom-shape>
        <draw:custom-shape draw:style-name="gr17" draw:text-style-name="P4" xml:id="id74" draw:id="id74" draw:layer="layout" svg:width="14.5cm" svg:height="1.209cm" svg:x="4.5cm" svg:y="24.891cm">
          <text:p text:style-name="P4"><text:span text:style-name="T2">Callback-&gt;</text:span><text:span text:style-name="T1">mounted</text:span>: </text:p>
          <draw:enhanced-geometry svg:viewBox="0 0 21600 21600" draw:type="rectangle" draw:enhanced-path="M 0 0 L 21600 0 21600 21600 0 21600 0 0 Z N"/>
        </draw:custom-shape>
        <draw:custom-shape draw:style-name="gr17" draw:text-style-name="P4" xml:id="id75" draw:id="id75" draw:layer="layout" svg:width="14.5cm" svg:height="1.209cm" svg:x="4.5cm" svg:y="26.891cm">
          <text:p text:style-name="P4"><text:span text:style-name="T2">Callback-&gt;</text:span><text:span text:style-name="T1">unmounted</text:span>: </text:p>
          <draw:enhanced-geometry svg:viewBox="0 0 21600 21600" draw:type="rectangle" draw:enhanced-path="M 0 0 L 21600 0 21600 21600 0 21600 0 0 Z N"/>
        </draw:custom-shape>
        <draw:custom-shape draw:style-name="gr14" draw:text-style-name="P4" xml:id="id68" draw:id="id68" draw:layer="layout" svg:width="14.5cm" svg:height="1.209cm" svg:x="4.5cm" svg:y="12.318cm">
          <text:p text:style-name="P4"><text:span text:style-name="T2">Data</text:span>: <text:span text:style-name="T2">预设的</text:span><text:span text:style-name="T2">data</text:span> 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1cm" svg:y1="11.5cm" svg:x2="4.5cm" svg:y2="12.922cm" draw:start-shape="id67" draw:start-glue-point="2" draw:end-shape="id68" draw:end-glue-point="3" svg:d="M3100 11500v1422h1400">
          <text:p/>
        </draw:connector>
        <draw:connector draw:style-name="gr3" draw:text-style-name="P1" draw:layer="layout" svg:x1="3.1cm" svg:y1="11.5cm" svg:x2="4.5cm" svg:y2="14.922cm" draw:start-shape="id67" draw:start-glue-point="2" draw:end-shape="id69" draw:end-glue-point="3" svg:d="M3100 11500v3422h1400">
          <text:p/>
        </draw:connector>
        <draw:connector draw:style-name="gr3" draw:text-style-name="P1" draw:layer="layout" svg:x1="3.1cm" svg:y1="11.5cm" svg:x2="4.5cm" svg:y2="17.098cm" draw:start-shape="id67" draw:start-glue-point="2" draw:end-shape="id70" draw:end-glue-point="3" svg:d="M3100 11500v5598h1400">
          <text:p/>
        </draw:connector>
        <draw:connector draw:style-name="gr3" draw:text-style-name="P1" draw:layer="layout" svg:x1="3.1cm" svg:y1="11.5cm" svg:x2="4.5cm" svg:y2="19.395cm" draw:start-shape="id67" draw:start-glue-point="2" draw:end-shape="id71" draw:end-glue-point="3" svg:d="M3100 11500v7895h1400">
          <text:p/>
        </draw:connector>
        <draw:connector draw:style-name="gr3" draw:text-style-name="P1" draw:layer="layout" svg:x1="3.1cm" svg:y1="11.5cm" svg:x2="4.5cm" svg:y2="21.395cm" draw:start-shape="id67" draw:start-glue-point="2" draw:end-shape="id72" draw:end-glue-point="3" svg:d="M3100 11500v9895h1400">
          <text:p/>
        </draw:connector>
        <draw:connector draw:style-name="gr3" draw:text-style-name="P1" draw:layer="layout" svg:x1="3.1cm" svg:y1="11.5cm" svg:x2="4.5cm" svg:y2="23.395cm" draw:start-shape="id67" draw:start-glue-point="2" draw:end-shape="id73" draw:end-glue-point="3" svg:d="M3100 11500v11895h1400">
          <text:p/>
        </draw:connector>
        <draw:connector draw:style-name="gr3" draw:text-style-name="P1" draw:layer="layout" svg:x1="3.1cm" svg:y1="11.5cm" svg:x2="4.5cm" svg:y2="25.495cm" draw:start-shape="id67" draw:start-glue-point="2" draw:end-shape="id74" draw:end-glue-point="3" svg:d="M3100 11500v13995h1400">
          <text:p/>
        </draw:connector>
        <draw:connector draw:style-name="gr3" draw:text-style-name="P1" draw:layer="layout" svg:x1="3.1cm" svg:y1="11.5cm" svg:x2="4.5cm" svg:y2="27.495cm" draw:start-shape="id67" draw:start-glue-point="2" draw:end-shape="id75" draw:end-glue-point="3" svg:d="M3100 11500v15995h1400">
          <text:p/>
        </draw:connector>
        <draw:custom-shape draw:style-name="gr18" draw:text-style-name="P4" draw:layer="layout" svg:width="9.8cm" svg:height="2.7cm" svg:x="9.9cm" svg:y="9.1cm">
          <text:p text:style-name="P4">主要在处理模版内部变动</text:p>
          <draw:enhanced-geometry svg:viewBox="0 0 21600 21600" draw:text-areas="800 800 20800 20800" draw:type="round-rectangular-callout" draw:modifiers="-10915.7024793388 15850.12958163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0-30T20:15:53.35</meta:creation-date>
    <meta:generator>OpenOffice/4.1.5$Win32 OpenOffice.org_project/415m1$Build-9789</meta:generator>
    <dc:date>2018-12-04T19:32:24.24</dc:date>
    <meta:editing-duration>PT6H51M13S</meta:editing-duration>
    <meta:editing-cycles>61</meta:editing-cycles>
    <meta:document-statistic meta:object-count="164"/>
  </office:meta>
</office:document-meta>
</file>